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10000075C43F5112F5705605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16cm, 0cm, 8.838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85cm" svg:height="19.863cm" svg:x="1.356cm" svg:y="4.886cm">
          <draw:image xlink:href="Pictures/10000000000005310000075C43F5112F5705605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7-04T11:10:49.295815131</dc:date>
    <meta:editing-duration>PT22M3S</meta:editing-duration>
    <meta:editing-cycles>4</meta:editing-cycles>
    <meta:generator>LibreOffice/7.3.7.2$Linux_X86_64 LibreOffice_project/30$Build-2</meta:generator>
    <meta:document-statistic meta:object-count="1"/>
  </office:meta>
</office:document-meta>
</file>